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WebSession.getMaxIdl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WebSession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WebSession.setMaxIdleTime( Duration maxIdl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WebSession.is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WebSession.change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WebSession.isExp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WebSession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WebSession.MockWeb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WebSess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WebSession.getCreatio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WebSession.MockWebSession( @ Nullable Clock clo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WebSession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WebSession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WebSession.getLastAccess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